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float" office:value="1.28166481159075E+017">
            <text:p>128166481159075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F1]*[.H1]" office:value-type="float" office:value="5242880">
            <text:p>5242880</text:p>
          </table:table-cell>
          <table:table-cell office:value-type="float" office:value="4096">
            <text:p>4096</text:p>
          </table:table-cell>
          <table:table-cell office:value-type="float" office:value="1468">
            <text:p>1468</text:p>
          </table:table-cell>
          <table:table-cell table:formula="of:=[.I1]*64" office:value-type="float" office:value="1280">
            <text:p>128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.28166481159076E+017">
            <text:p>128166481159076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F2]*[.H2]" office:value-type="float" office:value="4980736">
            <text:p>4980736</text:p>
          </table:table-cell>
          <table:table-cell office:value-type="float" office:value="4096">
            <text:p>4096</text:p>
          </table:table-cell>
          <table:table-cell office:value-type="float" office:value="1320">
            <text:p>1320</text:p>
          </table:table-cell>
          <table:table-cell table:formula="of:=[.I2]*64" office:value-type="float" office:value="1216">
            <text:p>121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.28166481159076E+017">
            <text:p>128166481159076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F3]*[.H3]" office:value-type="float" office:value="4718592">
            <text:p>4718592</text:p>
          </table:table-cell>
          <table:table-cell office:value-type="float" office:value="4096">
            <text:p>4096</text:p>
          </table:table-cell>
          <table:table-cell office:value-type="float" office:value="1241">
            <text:p>1241</text:p>
          </table:table-cell>
          <table:table-cell table:formula="of:=[.I3]*64" office:value-type="float" office:value="1152">
            <text:p>115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.28166481186575E+017">
            <text:p>128166481186575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F4]*[.H4]" office:value-type="float" office:value="4456448">
            <text:p>4456448</text:p>
          </table:table-cell>
          <table:table-cell office:value-type="float" office:value="4096">
            <text:p>4096</text:p>
          </table:table-cell>
          <table:table-cell office:value-type="float" office:value="2027">
            <text:p>2027</text:p>
          </table:table-cell>
          <table:table-cell table:formula="of:=[.I4]*64" office:value-type="float" office:value="1088">
            <text:p>108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.28166481209075E+017">
            <text:p>128166481209075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F5]*[.H5]" office:value-type="float" office:value="4194304">
            <text:p>4194304</text:p>
          </table:table-cell>
          <table:table-cell office:value-type="float" office:value="4096">
            <text:p>4096</text:p>
          </table:table-cell>
          <table:table-cell office:value-type="float" office:value="1289">
            <text:p>1289</text:p>
          </table:table-cell>
          <table:table-cell table:formula="of:=[.I5]*64" office:value-type="float" office:value="1024">
            <text:p>102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.28166481259075E+017">
            <text:p>128166481259075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F6]*[.H6]" office:value-type="float" office:value="3932160">
            <text:p>3932160</text:p>
          </table:table-cell>
          <table:table-cell office:value-type="float" office:value="4096">
            <text:p>4096</text:p>
          </table:table-cell>
          <table:table-cell office:value-type="float" office:value="1533">
            <text:p>1533</text:p>
          </table:table-cell>
          <table:table-cell table:formula="of:=[.I6]*64" office:value-type="float" office:value="960">
            <text:p>96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.28166481259075E+017">
            <text:p>128166481259075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F7]*[.H7]" office:value-type="float" office:value="3670016">
            <text:p>3670016</text:p>
          </table:table-cell>
          <table:table-cell office:value-type="float" office:value="4096">
            <text:p>4096</text:p>
          </table:table-cell>
          <table:table-cell office:value-type="float" office:value="1269">
            <text:p>1269</text:p>
          </table:table-cell>
          <table:table-cell table:formula="of:=[.I7]*64" office:value-type="float" office:value="896">
            <text:p>89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.28166481259075E+017">
            <text:p>128166481259075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F8]*[.H8]" office:value-type="float" office:value="3407872">
            <text:p>3407872</text:p>
          </table:table-cell>
          <table:table-cell office:value-type="float" office:value="4096">
            <text:p>4096</text:p>
          </table:table-cell>
          <table:table-cell office:value-type="float" office:value="1226">
            <text:p>1226</text:p>
          </table:table-cell>
          <table:table-cell table:formula="of:=[.I8]*64" office:value-type="float" office:value="832">
            <text:p>83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.28166738335738E+017">
            <text:p>128166738335738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F9]*[.H9]" office:value-type="float" office:value="3145728">
            <text:p>3145728</text:p>
          </table:table-cell>
          <table:table-cell office:value-type="float" office:value="4096">
            <text:p>4096</text:p>
          </table:table-cell>
          <table:table-cell office:value-type="float" office:value="1694">
            <text:p>1694</text:p>
          </table:table-cell>
          <table:table-cell table:formula="of:=[.I9]*64" office:value-type="float" office:value="768">
            <text:p>76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.28166738335738E+017">
            <text:p>128166738335738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F10]*[.H10]" office:value-type="float" office:value="2883584">
            <text:p>2883584</text:p>
          </table:table-cell>
          <table:table-cell office:value-type="float" office:value="4096">
            <text:p>4096</text:p>
          </table:table-cell>
          <table:table-cell office:value-type="float" office:value="1403">
            <text:p>1403</text:p>
          </table:table-cell>
          <table:table-cell table:formula="of:=[.I10]*64" office:value-type="float" office:value="704">
            <text:p>70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.28166738335738E+017">
            <text:p>128166738335738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F11]*[.H11]" office:value-type="float" office:value="2621440">
            <text:p>2621440</text:p>
          </table:table-cell>
          <table:table-cell office:value-type="float" office:value="4096">
            <text:p>4096</text:p>
          </table:table-cell>
          <table:table-cell office:value-type="float" office:value="1281">
            <text:p>1281</text:p>
          </table:table-cell>
          <table:table-cell table:formula="of:=[.I11]*64" office:value-type="float" office:value="640">
            <text:p>64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28166738339174E+017">
            <text:p>128166738339174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F12]*[.H12]" office:value-type="float" office:value="2359296">
            <text:p>2359296</text:p>
          </table:table-cell>
          <table:table-cell office:value-type="float" office:value="4096">
            <text:p>4096</text:p>
          </table:table-cell>
          <table:table-cell office:value-type="float" office:value="2763">
            <text:p>2763</text:p>
          </table:table-cell>
          <table:table-cell table:formula="of:=[.I12]*64" office:value-type="float" office:value="576">
            <text:p>57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.28166738339176E+017">
            <text:p>128166738339176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F13]*[.H13]" office:value-type="float" office:value="2097152">
            <text:p>2097152</text:p>
          </table:table-cell>
          <table:table-cell office:value-type="float" office:value="4096">
            <text:p>4096</text:p>
          </table:table-cell>
          <table:table-cell office:value-type="float" office:value="1227">
            <text:p>1227</text:p>
          </table:table-cell>
          <table:table-cell table:formula="of:=[.I13]*64" office:value-type="float" office:value="512">
            <text:p>51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.28166738339176E+017">
            <text:p>128166738339176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F14]*[.H14]" office:value-type="float" office:value="1835008">
            <text:p>1835008</text:p>
          </table:table-cell>
          <table:table-cell office:value-type="float" office:value="4096">
            <text:p>4096</text:p>
          </table:table-cell>
          <table:table-cell office:value-type="float" office:value="1198">
            <text:p>1198</text:p>
          </table:table-cell>
          <table:table-cell table:formula="of:=[.I14]*64" office:value-type="float" office:value="448">
            <text:p>44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.28166738339176E+017">
            <text:p>128166738339176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F15]*[.H15]" office:value-type="float" office:value="1572864">
            <text:p>1572864</text:p>
          </table:table-cell>
          <table:table-cell office:value-type="float" office:value="4096">
            <text:p>4096</text:p>
          </table:table-cell>
          <table:table-cell office:value-type="float" office:value="1174">
            <text:p>1174</text:p>
          </table:table-cell>
          <table:table-cell table:formula="of:=[.I15]*64" office:value-type="float" office:value="384">
            <text:p>38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.28166738339176E+017">
            <text:p>128166738339176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F16]*[.H16]" office:value-type="float" office:value="1310720">
            <text:p>1310720</text:p>
          </table:table-cell>
          <table:table-cell office:value-type="float" office:value="4096">
            <text:p>4096</text:p>
          </table:table-cell>
          <table:table-cell office:value-type="float" office:value="1157">
            <text:p>1157</text:p>
          </table:table-cell>
          <table:table-cell table:formula="of:=[.I16]*64" office:value-type="float" office:value="320">
            <text:p>32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.28166738339176E+017">
            <text:p>128166738339176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F17]*[.H17]" office:value-type="float" office:value="1048576">
            <text:p>1048576</text:p>
          </table:table-cell>
          <table:table-cell office:value-type="float" office:value="4096">
            <text:p>4096</text:p>
          </table:table-cell>
          <table:table-cell office:value-type="float" office:value="1154">
            <text:p>1154</text:p>
          </table:table-cell>
          <table:table-cell table:formula="of:=[.I17]*64" office:value-type="float" office:value="256">
            <text:p>25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.28166738339176E+017">
            <text:p>128166738339176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F18]*[.H18]" office:value-type="float" office:value="786432">
            <text:p>786432</text:p>
          </table:table-cell>
          <table:table-cell office:value-type="float" office:value="4096">
            <text:p>4096</text:p>
          </table:table-cell>
          <table:table-cell office:value-type="float" office:value="1150">
            <text:p>1150</text:p>
          </table:table-cell>
          <table:table-cell table:formula="of:=[.I18]*64" office:value-type="float" office:value="192">
            <text:p>19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.28166738385738E+017">
            <text:p>128166738385738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F19]*[.H19]" office:value-type="float" office:value="524288">
            <text:p>524288</text:p>
          </table:table-cell>
          <table:table-cell office:value-type="float" office:value="4096">
            <text:p>4096</text:p>
          </table:table-cell>
          <table:table-cell office:value-type="float" office:value="1421">
            <text:p>1421</text:p>
          </table:table-cell>
          <table:table-cell table:formula="of:=[.I19]*64" office:value-type="float" office:value="128">
            <text:p>12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.28166738385738E+017">
            <text:p>128166738385738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F20]*[.H20]" office:value-type="float" office:value="5242880">
            <text:p>5242880</text:p>
          </table:table-cell>
          <table:table-cell office:value-type="float" office:value="4096">
            <text:p>4096</text:p>
          </table:table-cell>
          <table:table-cell office:value-type="float" office:value="1317">
            <text:p>1317</text:p>
          </table:table-cell>
          <table:table-cell table:formula="of:=[.I20]*64" office:value-type="float" office:value="1280">
            <text:p>1280</text:p>
          </table:table-cell>
          <table:table-cell office:value-type="float" office:value="20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h </meta:initial-creator>
    <meta:creation-date>2013-02-06T18:39:21</meta:creation-date>
    <dc:date>2013-02-06T18:40:15</dc:date>
    <dc:creator>arh </dc:creator>
    <meta:editing-duration>P0D</meta:editing-duration>
    <meta:editing-cycles>1</meta:editing-cycles>
    <meta:generator>LibreOffice/3.6$Linux_X86_64 LibreOffice_project/360m1$Build-2</meta:generator>
    <meta:document-statistic meta:table-count="1" meta:cell-count="180" meta:object-count="0"/>
  </office:meta>
</office:document-meta>
</file>